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Courier New1" svg:font-family="'Courier New'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_20_"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Standard" style:list-style-name="WW8Num2"/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position="super 58%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ge" fo:background-color="transparent" style:background-transparency="100%" fo:padding="0cm" fo:border="none" style:shadow="none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style-name="fr1" draw:name="Cadre1" text:anchor-type="paragraph" svg:x="7.823cm" svg:y="1.893cm" svg:width="7.83cm" svg:height="3.283cm" draw:z-index="1"><draw:text-box><text:p text:style-name="UrbanBody_20_"><text:span text:style-name="T7"><office:annotation><dc:creator>sde </dc:creator><dc:date>2011-07-27T10:01:44</dc:date><text:p text:style-name="P6"><text:span text:style-name="T13">do text if not len(self.getApplicants()) &gt; 1</text:span></text:p><text:p text:style-name="P6"><text:span text:style-name="T12">from xhtml(tool.decorateHTML('UrbanAddress',applicantobj.getSignaletic(withaddress=True,linebyline=True)))</text:span></text:p></office:annotation></text:span><text:span text:style-name="T7">Titre Nom Prénom<text:line-break/>Adresse ligne1<text:line-break/>Adresse ligne2</text:span></text:p><text:p text:style-name="P3"/><text:p text:style-name="UrbanBody_20_"><text:span text:style-name="T7"><office:annotation><dc:creator>sde </dc:creator><dc:date>2011-07-27T10:01:59</dc:date><text:p text:style-name="P6"><text:span text:style-name="T13">do text if len(self.getApplicants()) &gt; 1</text:span></text:p></office:annotation></text:span><text:span text:style-name="T7">&lt;%Titre%&gt; &lt;%Nom%&gt; &lt;%Prenom%&gt;<text:line-break/>&lt;%AdresseLigne1%&gt;<text:line-break/>&lt;%AdresseLigne2%&gt;</text:span></text:p><text:h text:style-name="Heading_20_2" text:outline-level="2">RECOMMANDE</text:h><text:p text:style-name="Text_20_body"/><text:p text:style-name="Text_20_body"/><text:p text:style-name="P4"><office:annotation><dc:creator>Gauthier Bastien</dc:creator><dc:date>2011-02-17T09:18:17</dc:date><text:p text:style-name="P6"><text:span text:style-name="T11">do text if </text:span><text:span text:style-name="T12">len(self.getApplicants()) &gt; 1</text:span></text:p></office:annotation><text:text-input text:description="Plusieurs demandeurs">self.getMultipleApplicants()</text:text-input></text:p></draw:text-box></draw:frame><draw:frame draw:style-name="fr2" draw:name="Cadre2" text:anchor-type="as-char" svg:width="7.128cm" draw:z-index="0"><draw:text-box fo:min-height="5.226cm"><text:p text:style-name="P2"><office:annotation><dc:creator>Gauthier Bastien</dc:creator><dc:date>2011-01-13T14:56:41</dc:date><text:p text:style-name="P6"><text:span text:style-name="T10">do text</text:span></text:p><text:p text:style-name="P6"><text:span text:style-name="T10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Accusé de réception d'une déclaration environnementale</text:p>
      <text:p text:style-name="UrbanBody"/>
      <text:p text:style-name="UrbanBody"><office:annotation><dc:creator>Gauthier Bastien</dc:creator><dc:date>2011-02-16T16:12:24</dc:date><text:p text:style-name="P6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6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<text:span text:style-name="T4"> </text:span><text:span text:style-name="T4"><text:text-input text:description="Situation des travaux">self.getWorkLocationSignaletic()</text:text-input></text:span></text:p>
      <text:p text:style-name="UrbanBody"/>
      <text:p text:style-name="UrbanBody"><text:span text:style-name="T3"><office:annotation><dc:creator>Gauthier Bastien</dc:creator><dc:date>2011-01-13T14:56:41</dc:date><text:p text:style-name="P6"><text:span text:style-name="T10">do text</text:span></text:p><text:p text:style-name="P6"><text:span text:style-name="T10">from document(at=reference, format='odt')</text:span></text:p></office:annotation></text:span>Import depuis reference.odt</text:p>
      <text:p text:style-name="UrbanBody"/>
      <text:p text:style-name="UrbanBody"/>
      <text:p text:style-name="Standard">Je soussigné,</text:p>
      <text:p text:style-name="Standard"><office:annotation><dc:creator>urban</dc:creator><dc:date>0000-00-00T00:00:00</dc:date><text:p>do text </text:p><text:p>from xhtml(self.portal_urban.decorateHTML('UrbanBody',self.getFolderManagersSignaletic()))</text:p></office:annotation></text:p>
      <text:p text:style-name="Standard">conformément aux dispositions prescrites à l’article 14 § 1<text:span text:style-name="T6">er</text:span> du décret du 11 mars 1999 relatif au permis d’environnement, atteste avoir reçu un dossier de déclaration pour un établissement de classe 3 en 3 exemplaires, introduit par  <text:text-input text:description="Demandeurs">self.getApplicantsSignaletic()</text:text-input>, ayant pour objet : <text:text-input text:description="Objet des travaux">self.getLicenceSubject()</text:text-input>.</text:p>
      <text:p text:style-name="Standard"/>
      <text:p text:style-name="Standard">Les délais endéans lesquels le service doit traiter votre déclaration sont les suivants : </text:p>
      <text:p text:style-name="Standard"/>
      <text:list xml:id="list12940148921" text:style-name="WW8Num2">
        <text:list-item>
          <text:p text:style-name="P5">8 <text:s text:c="2"/>jours à dater de la réception de votre déclaration pour envoyer la décision mentionnant les motifs de l’irrecevabilité.</text:p>
        </text:list-item>
        <text:list-item>
          <text:p text:style-name="P5">15 jours à dater de la réception de votre déclaration pour envoyer la décision de recevabilité sans conditions complémentaires.</text:p>
        </text:list-item>
        <text:list-item>
          <text:p text:style-name="P5">30 jours à dater de la réception de votre déclaration pour envoyer la décision prescrivant des conditions complémentaires.</text:p>
        </text:list-item>
      </text:list>
      <text:p text:style-name="Standard"/>
      <text:p text:style-name="Standard">Ces délais expirés, si aucune information ne vous a été communiquée, vous pourrez passer à l’exploitation de votre établissement.</text:p>
      <text:p text:style-name="Standard"/>
      <text:p text:style-name="Standard">Nous restons à votre disposition pour tout renseignement complémentaire et vous prions d’agréer, <text:text-input text:description="Demandeur-Titre">applicantobj.getPersonTitleValue()</text:text-input>, nos sincères salutations</text:p>
      <text:p text:style-name="Standard"/>
      <text:p text:style-name="Standard"/>
      <text:p text:style-name="Standard">Pour la commune <text:text-input text:description="Misc-Commune">tool.getCityName(prefixed=True)</text:text-input>,</text:p>
      <text:p text:style-name="Standard"/>
      <text:p text:style-name="Standard"><text:text-input text:description="Agent traitant-Prénom">self.getFoldermanagers()[0].getName2()</text:text-input> <text:text-input text:description="Agent traitant-Nom">self.getFoldermanagers()[0].getName1()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Courier New1" svg:font-family="'Courier New'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9-07-27T10:37:25</meta:creation-date>
    <dc:date>2012-11-13T10:21:02</dc:date>
    <dc:language>fr-FR</dc:language>
    <meta:editing-cycles>65</meta:editing-cycles>
    <meta:editing-duration>P1DT8H15M28S</meta:editing-duration>
    <dc:creator>Simon Delcourt</dc:creator>
    <meta:document-statistic meta:table-count="0" meta:image-count="0" meta:object-count="0" meta:page-count="1" meta:paragraph-count="24" meta:word-count="210" meta:character-count="1648" meta:non-whitespace-character-count="1467"/>
    <meta:user-defined meta:name="Info 1"/>
    <meta:user-defined meta:name="Info 2"/>
    <meta:user-defined meta:name="Info 3"/>
    <meta:user-defined meta:name="Info 4"/>
  </office:meta>
</office:document-meta>
</file>